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3.0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4.1563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1.3437in"/>
    </style:style>
    <style:style style:name="co9" style:family="table-column">
      <style:table-column-properties fo:break-before="auto" style:column-width="1.6874in"/>
    </style:style>
    <style:style style:name="co10" style:family="table-column">
      <style:table-column-properties fo:break-before="auto" style:column-width="3.4689in"/>
    </style:style>
    <style:style style:name="co11" style:family="table-column">
      <style:table-column-properties fo:break-before="auto" style:column-width="1.3228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9063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698in"/>
    </style:style>
    <style:style style:name="co18" style:family="table-column">
      <style:table-column-properties fo:break-before="auto" style:column-width="0.9272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2.5626in"/>
    </style:style>
    <style:style style:name="co22" style:family="table-column">
      <style:table-column-properties fo:break-before="auto" style:column-width="1.770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3752in" fo:break-before="auto" style:use-optimal-row-height="tru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3543in" fo:break-before="auto" style:use-optimal-row-height="false"/>
    </style:style>
    <style:style style:name="ro13" style:family="table-row">
      <style:table-row-properties style:row-height="0.448in" fo:break-before="auto" style:use-optimal-row-height="false"/>
    </style:style>
    <style:style style:name="ro14" style:family="table-row">
      <style:table-row-properties style:row-height="0.4689in" fo:break-before="auto" style:use-optimal-row-height="false"/>
    </style:style>
    <style:style style:name="ro15" style:family="table-row">
      <style:table-row-properties style:row-height="0.3437in" fo:break-before="auto" style:use-optimal-row-height="false"/>
    </style:style>
    <style:style style:name="ro16" style:family="table-row">
      <style:table-row-properties style:row-height="0.3646in" fo:break-before="auto" style:use-optimal-row-height="false"/>
    </style:style>
    <style:style style:name="ro17" style:family="table-row">
      <style:table-row-properties style:row-height="0.4165in" fo:break-before="auto" style:use-optimal-row-height="false"/>
    </style:style>
    <style:style style:name="ro18" style:family="table-row">
      <style:table-row-properties style:row-height="0.3854in" fo:break-before="auto" style:use-optimal-row-height="false"/>
    </style:style>
    <style:style style:name="ro19" style:family="table-row">
      <style:table-row-properties style:row-height="0.5209in" fo:break-before="auto" style:use-optimal-row-height="false"/>
    </style:style>
    <style:style style:name="ro20" style:family="table-row">
      <style:table-row-properties style:row-height="0.6354in" fo:break-before="auto" style:use-optimal-row-height="false"/>
    </style:style>
    <style:style style:name="ro21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2.01pt solid #cccccc" style:vertical-align="automatic"/>
      <style:paragraph-properties fo:text-align="start" fo:margin-left="0in" style:writing-mode="lr-tb"/>
      <style:text-properties fo:color="#000000" style:font-name="Arial1" style:font-name-asian="Arial1" style:font-name-complex="Arial1"/>
    </style:style>
    <style:style style:name="ce2" style:family="table-cell" style:parent-style-name="Default" style:data-style-name="N0">
      <style:table-cell-properties fo:border-bottom="2.01pt solid #cccccc" fo:background-color="#ffffff" style:text-align-source="fix" style:repeat-content="false" fo:wrap-option="wrap" fo:border-left="2.01pt solid #cccccc" fo:border-right="2.01pt solid #cccccc" fo:border-top="none" style:vertical-align="automatic"/>
      <style:paragraph-properties fo:text-align="start" fo:margin-left="0in" style:writing-mode="lr-tb"/>
      <style:text-properties fo:color="#000000" style:font-name="Arial1" style:font-name-asian="Arial1" style:font-name-complex="Arial1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2.01pt solid #cccccc" style:text-align-source="fix" style:repeat-content="false" fo:wrap-option="wrap" fo:border-left="none" fo:border-right="2.01pt solid #cccccc" fo:border-top="2.01pt solid #cccccc" style:vertical-align="automatic"/>
      <style:paragraph-properties fo:text-align="start" fo:margin-left="0in" style:writing-mode="lr-tb"/>
      <style:text-properties fo:color="#000000" style:font-name="Arial1" fo:font-size="10pt" style:font-name-asian="Arial1" style:font-size-asian="10pt" style:font-name-complex="Arial1" style:font-size-complex="10pt"/>
    </style:style>
    <style:style style:name="ce5" style:family="table-cell" style:parent-style-name="Default" style:data-style-name="N0">
      <style:table-cell-properties fo:border-bottom="2.01pt solid #cccccc" style:text-align-source="fix" style:repeat-content="false" fo:wrap-option="wrap" fo:border-left="none" fo:border-right="2.01pt solid #cccccc" fo:border-top="none" style:vertical-align="automatic"/>
      <style:paragraph-properties fo:text-align="start" fo:margin-left="0in" style:writing-mode="lr-tb"/>
      <style:text-properties fo:color="#000000" style:font-name="Arial1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fo:border-bottom="none" fo:background-color="transparent" fo:wrap-option="wrap" fo:border-left="none" fo:border-right="2.01pt solid #cccccc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2.01pt solid #cccccc" fo:border-top="none" style:vertical-align="automatic"/>
      <style:paragraph-properties fo:text-align="start" fo:margin-left="0in" style:writing-mode="lr-tb"/>
      <style:text-properties fo:color="#000000"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order-bottom="2.01pt solid #cccccc" fo:background-color="#ffffff" style:text-align-source="fix" style:repeat-content="false" fo:wrap-option="wrap" fo:border-left="2.01pt solid #cccccc" fo:padding-bottom="0.0138in" fo:padding-left="0.0138in" fo:padding-right="0in" fo:padding-top="0.0138in" fo:border-right="2.01pt solid #cccccc" fo:border-top="none" style:vertical-align="automatic"/>
      <style:paragraph-properties fo:text-align="end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cccccc" fo:padding-bottom="0.0138in" fo:padding-left="0.0138in" fo:padding-right="0in" fo:padding-top="0.0138in" fo:border-right="2.01pt solid #cccccc" fo:border-top="none" style:vertical-align="automatic"/>
      <style:paragraph-properties fo:text-align="end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fo:border-bottom="2.01pt solid #cccccc" fo:wrap-option="wrap" fo:border-left="none" fo:border-right="2.01pt solid #cccccc" fo:border-top="none" style:vertical-align="automatic"/>
      <style:text-properties style:font-name="Arial1" fo:font-size="10pt" style:font-name-asian="Arial1" style:font-size-asian="10pt" style:font-name-complex="Arial1" style:font-size-complex="10pt"/>
    </style:style>
  </office:automatic-styles>
  <office:body>
    <office:spreadsheet>
      <table:calculation-settings table:case-sensitive="false" table:search-criteria-must-apply-to-whole-cell="false"/>
      <table:table table:name="T20_Bowling_Performan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Serial #</text:p>
          </table:table-cell>
          <table:table-cell table:style-name="ce4" office:value-type="string">
            <text:p>Query Type</text:p>
          </table:table-cell>
          <table:table-cell table:style-name="ce4" office:value-type="string">
            <text:p>Fields Filled</text:p>
          </table:table-cell>
          <table:table-cell table:style-name="ce4" office:value-type="string">
            <text:p>Working</text:p>
          </table:table-cell>
          <table:table-cell table:style-name="ce7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office:value-type="string">
            <text:p>T20 Stats, Bowling Performances</text:p>
          </table:table-cell>
          <table:table-cell table:style-name="ce5" office:value-type="string">
            <text:p>Team A Scored B/w (Scores &amp; Results), Team B Scored B/w (Scores &amp; Results)</text:p>
          </table:table-cell>
          <table:table-cell table:style-name="ce5" office:value-type="string">
            <text:p>yes</text:p>
          </table:table-cell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Name of Bowler (Bowler Details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Number of Wickets Between(Bowler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Economy Less Than (Bowler Details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Innings (of the Match) (Bowler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Team A (Match Details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Team B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Day or D/N (Match Details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Tournament Name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Match Played In (When &amp; Where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Match Not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Ground (When &amp; Where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Start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string">
            <text:p>T20 Stats, Bowling Performances</text:p>
          </table:table-cell>
          <table:table-cell office:value-type="string">
            <text:p>Ending Date (When &amp; Where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Team A(Match Details), Team B (Match Details), 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Team A(Match Details), Team B (Match Details), Bat First (Scores &amp; Results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Team A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Team A(Match Details), <text:s/>Batting First (Scores &amp; Results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Team B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Team B(Match Details), <text:s/>Batting First (Scores &amp; Results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Batting First (Scores &amp; Results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Group the result by - no grouping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Group the result by - players (Query Type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4">
            <text:p>24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Sort the results by - None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Sort the results by - Wickets in increasing order (Query Type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Sort the results by - Wickets in de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7">
            <text:p>27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Sort the results by - Economy (Descending) (Query Type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8">
            <text:p>28</text:p>
          </table:table-cell>
          <table:table-cell table:style-name="ce5" office:value-type="string">
            <text:p>T20 Stats, Bowling Performances</text:p>
          </table:table-cell>
          <table:table-cell table:style-name="ce6" office:value-type="string">
            <text:p>Sort the results by - Economy (A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DI_Match_Details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Serial #</text:p>
          </table:table-cell>
          <table:table-cell table:style-name="ce4" office:value-type="string">
            <text:p>Query Type</text:p>
          </table:table-cell>
          <table:table-cell table:style-name="ce4" office:value-type="string">
            <text:p>Fields Filled</text:p>
          </table:table-cell>
          <table:table-cell table:style-name="ce4" office:value-type="string">
            <text:p>Working</text:p>
          </table:table-cell>
          <table:table-cell table:style-name="ce7" office:value-type="string">
            <text:p>Notes</text:p>
          </table:table-cell>
          <table:table-cell table:number-columns-repeated="1019"/>
        </table:table-row>
        <table:table-row table:style-name="ro5">
          <table:table-cell table:style-name="ce2" office:value-type="float" office:value="0">
            <text:p>0</text:p>
          </table:table-cell>
          <table:table-cell table:style-name="ce5" office:value-type="string">
            <text:p>ODI Stats, Match Details</text:p>
          </table:table-cell>
          <table:table-cell table:style-name="ce5" office:value-type="string">
            <text:p>Team A Scored B/w (Scores &amp; Results), Team B Scored B/w (Scores &amp; Results)</text:p>
          </table:table-cell>
          <table:table-cell table:style-name="ce5" office:value-type="string">
            <text:p>yes</text:p>
          </table:table-cell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5" office:value-type="string">
            <text:p>ODI Stats, Match Details</text:p>
          </table:table-cell>
          <table:table-cell table:style-name="ce5" office:value-type="string">
            <text:p>Team A (Match Detail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5" office:value-type="string">
            <text:p>ODI Stats, Match Details</text:p>
          </table:table-cell>
          <table:table-cell table:style-name="ce10" office:value-type="string">
            <text:p>Team B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5" office:value-type="string">
            <text:p>ODI Stats, Match Details</text:p>
          </table:table-cell>
          <table:table-cell table:style-name="ce10" office:value-type="string">
            <text:p>Day or D/N (Match Detail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5" office:value-type="string">
            <text:p>ODI Stats, Match Details</text:p>
          </table:table-cell>
          <table:table-cell table:style-name="ce10" office:value-type="string">
            <text:p>Tournament Name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Match Played in (When and wher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Match Not Played in (When and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5" office:value-type="string">
            <text:p>ODI Stats, Match Details</text:p>
          </table:table-cell>
          <table:table-cell table:style-name="ce7" office:value-type="string">
            <text:p>Ground <text:s/>(When and Wher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Starting Date (When and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Ending Date (When and Wher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6">
          <table:table-cell table:style-name="ce9" office:value-type="float" office:value="10">
            <text:p>10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Team A(Match Details), Team B (Match Details), 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6">
          <table:table-cell table:style-name="ce9" office:value-type="float" office:value="11">
            <text:p>11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Team A(Match Details), Team B (Match Details), Bat First (Scores &amp; Result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9" office:value-type="float" office:value="12">
            <text:p>12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Team A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Team A(Match Details), <text:s/>Batting First (Scores &amp; Result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9" office:value-type="float" office:value="14">
            <text:p>14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Team B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9" office:value-type="float" office:value="15">
            <text:p>15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Team B(Match Details), <text:s/>Batting First (Scores &amp; Result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Batting First (Scores &amp; Result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9" office:value-type="float" office:value="18">
            <text:p>18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Match Result (Scores &amp; Results), 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Including Players (Players) ( 1 player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Including Players (Players) (2 player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Including Captains (Player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Including Wicket Keepers (Player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9" office:value-type="float" office:value="23">
            <text:p>23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Sort the results by (Date (latest Match First)) (Query Typ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9" office:value-type="float" office:value="24">
            <text:p>24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Sort the results by (Date (earliest Match First)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Sort the results by (Team) (Query Typ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9" office:value-type="float" office:value="26">
            <text:p>26</text:p>
          </table:table-cell>
          <table:table-cell table:style-name="ce5" office:value-type="string">
            <text:p>ODI Stats, Match Details</text:p>
          </table:table-cell>
          <table:table-cell table:style-name="ce6" office:value-type="string">
            <text:p>Sort the results by (Opposition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20_Match_Details" table:style-name="ta1"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019" table:default-cell-style-name="ce3"/>
        <table:table-row table:style-name="ro8">
          <table:table-cell table:style-name="ce1" office:value-type="string">
            <text:p>Serial #</text:p>
          </table:table-cell>
          <table:table-cell table:style-name="ce4" office:value-type="string">
            <text:p>Query Type</text:p>
          </table:table-cell>
          <table:table-cell table:style-name="ce4" office:value-type="string">
            <text:p>Fields Filled</text:p>
          </table:table-cell>
          <table:table-cell table:style-name="ce4" office:value-type="string">
            <text:p>Working</text:p>
          </table:table-cell>
          <table:table-cell table:style-name="ce7" office:value-type="string">
            <text:p>Notes</text:p>
          </table:table-cell>
          <table:table-cell table:number-columns-repeated="1019"/>
        </table:table-row>
        <table:table-row table:style-name="ro5">
          <table:table-cell table:style-name="ce2" office:value-type="float" office:value="0">
            <text:p>0</text:p>
          </table:table-cell>
          <table:table-cell table:style-name="ce5" office:value-type="string">
            <text:p>T20 Stats, Match Details</text:p>
          </table:table-cell>
          <table:table-cell table:style-name="ce5" office:value-type="string">
            <text:p>Team A Scored B/w (Scores &amp; Results), Team B Scored B/w (Scores &amp; Results)</text:p>
          </table:table-cell>
          <table:table-cell table:style-name="ce5" office:value-type="string">
            <text:p>yes</text:p>
          </table:table-cell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5" office:value-type="string">
            <text:p>T20 Stats, Match Details</text:p>
          </table:table-cell>
          <table:table-cell table:style-name="ce5" office:value-type="string">
            <text:p>Team A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5" office:value-type="string">
            <text:p>T20 Stats, Match Details</text:p>
          </table:table-cell>
          <table:table-cell table:style-name="ce10" office:value-type="string">
            <text:p>Team B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5" office:value-type="string">
            <text:p>T20 Stats, Match Details</text:p>
          </table:table-cell>
          <table:table-cell table:style-name="ce10" office:value-type="string">
            <text:p>Day or D/N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5" office:value-type="string">
            <text:p>T20 Stats, Match Details</text:p>
          </table:table-cell>
          <table:table-cell table:style-name="ce10" office:value-type="string">
            <text:p>Tournament Name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Match Played in (When and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Match Not Played in (When and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5" office:value-type="string">
            <text:p>T20 Stats, Match Details</text:p>
          </table:table-cell>
          <table:table-cell table:style-name="ce7" office:value-type="string">
            <text:p>Ground <text:s/>(When and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Starting Date (When and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Ending Date (When and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6">
          <table:table-cell table:style-name="ce9" office:value-type="float" office:value="10">
            <text:p>10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Team A(Match Details), Team B (Match Details), 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6">
          <table:table-cell table:style-name="ce9" office:value-type="float" office:value="11">
            <text:p>11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Team A(Match Details), Team B (Match Details), Bat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9" office:value-type="float" office:value="12">
            <text:p>12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Team A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9" office:value-type="float" office:value="13">
            <text:p>13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Team A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9" office:value-type="float" office:value="14">
            <text:p>14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Team B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Team B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9" office:value-type="float" office:value="18">
            <text:p>18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Match Result (Scores &amp; Results), 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Including Players (Players) ( 1 player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Including Players (Players) (2 player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Including Captains (Player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Including Wicket Keepers (Player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9" office:value-type="float" office:value="23">
            <text:p>23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Sort the results by (Date (latest Match First)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9" office:value-type="float" office:value="24">
            <text:p>24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Sort the results by (Date (earliest Match First)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Sort the results by (Team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9" office:value-type="float" office:value="26">
            <text:p>26</text:p>
          </table:table-cell>
          <table:table-cell table:style-name="ce5" office:value-type="string">
            <text:p>T20 Stats, Match Details</text:p>
          </table:table-cell>
          <table:table-cell table:style-name="ce6" office:value-type="string">
            <text:p>Sort the results by (Opposition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I_Batting_Performanc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Serial #</text:p>
          </table:table-cell>
          <table:table-cell table:style-name="ce4" office:value-type="string">
            <text:p>Query Type</text:p>
          </table:table-cell>
          <table:table-cell table:style-name="ce4" office:value-type="string">
            <text:p>Fields Filled</text:p>
          </table:table-cell>
          <table:table-cell table:style-name="ce4" office:value-type="string">
            <text:p>Working</text:p>
          </table:table-cell>
          <table:table-cell table:style-name="ce7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office:value-type="string">
            <text:p>ODI Stats, Batting Performances</text:p>
          </table:table-cell>
          <table:table-cell table:style-name="ce5" office:value-type="string">
            <text:p>Team A Scored B/w (Scores &amp; Results), Team B Scored B/w (Scores &amp; Results)</text:p>
          </table:table-cell>
          <table:table-cell table:style-name="ce5" office:value-type="string">
            <text:p>yes</text:p>
          </table:table-cell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ODI Stats, Batting Performances</text:p>
          </table:table-cell>
          <table:table-cell office:value-type="string">
            <text:p>Name of Batsman (Batsman Details) 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ODI Stats, Batting Performances</text:p>
          </table:table-cell>
          <table:table-cell office:value-type="string">
            <text:p>Score of Batsman (Batsman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3">
            <text:p>3</text:p>
          </table:table-cell>
          <table:table-cell office:value-type="string">
            <text:p>ODI Stats, Batting Performances</text:p>
          </table:table-cell>
          <table:table-cell office:value-type="string">
            <text:p>Batting Position (Batsman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ODI Stats, Batting Performances</text:p>
          </table:table-cell>
          <table:table-cell office:value-type="string">
            <text:p>Innings (of the match) (Batsman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ODI Stats, Batting Performances</text:p>
          </table:table-cell>
          <table:table-cell office:value-type="string">
            <text:p>Team A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ODI Stats, Batting Performances</text:p>
          </table:table-cell>
          <table:table-cell office:value-type="string">
            <text:p>Team B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ODI Stats, Batting Performances</text:p>
          </table:table-cell>
          <table:table-cell office:value-type="string">
            <text:p>Day or D/N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ODI Stats, Batting Performances</text:p>
          </table:table-cell>
          <table:table-cell office:value-type="string">
            <text:p>Tournament Name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ODI Stats, Batting Performances</text:p>
          </table:table-cell>
          <table:table-cell office:value-type="string">
            <text:p>Match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ODI Stats, Batting Performances</text:p>
          </table:table-cell>
          <table:table-cell office:value-type="string">
            <text:p>Match Not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1">
            <text:p>11</text:p>
          </table:table-cell>
          <table:table-cell office:value-type="string">
            <text:p>ODI Stats, Batting Performances</text:p>
          </table:table-cell>
          <table:table-cell office:value-type="string">
            <text:p>Ground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2">
            <text:p>12</text:p>
          </table:table-cell>
          <table:table-cell office:value-type="string">
            <text:p>ODI Stats, Batting Performances</text:p>
          </table:table-cell>
          <table:table-cell office:value-type="string">
            <text:p>Start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ODI Stats, Batting Performances</text:p>
          </table:table-cell>
          <table:table-cell office:value-type="string">
            <text:p>End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A(Match Details), Team B (Match Details), 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A(Match Details), Team B (Match Details), Bat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A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A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B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B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21">
            <text:p>21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Group the result by - no grouping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Group the result by - players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None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Runs in in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Runs in de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Strike Rate (De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Strike Rate (A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DI_Bowling_Performan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Serial #</text:p>
          </table:table-cell>
          <table:table-cell table:style-name="ce4" office:value-type="string">
            <text:p>Query Type</text:p>
          </table:table-cell>
          <table:table-cell table:style-name="ce4" office:value-type="string">
            <text:p>Fields Filled</text:p>
          </table:table-cell>
          <table:table-cell table:style-name="ce4" office:value-type="string">
            <text:p>Working</text:p>
          </table:table-cell>
          <table:table-cell table:style-name="ce7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office:value-type="string">
            <text:p>ODI Stats, Bowling Performances</text:p>
          </table:table-cell>
          <table:table-cell table:style-name="ce5" office:value-type="string">
            <text:p>Team A Scored B/w (Scores &amp; Results), Team B Scored B/w (Scores &amp; Results)</text:p>
          </table:table-cell>
          <table:table-cell table:style-name="ce5" office:value-type="string">
            <text:p>yes</text:p>
          </table:table-cell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Name of Bowler (Bowler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Number of Wickets Between(Bowler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Economy Less Than (Bowler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Innings (of the Match) (Bowler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Team A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Team B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Day or D/N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Tournament Name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Match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Match Not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Ground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Start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End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A(Match Details), Team B (Match Details), 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A(Match Details), Team B (Match Details), Bat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A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A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B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B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Group the result by - no grouping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Group the result by - players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4">
            <text:p>24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None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Wickets in in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Wickets in de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7">
            <text:p>27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Economy (De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8">
            <text:p>28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Economy (A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20_Batting_Performances" table:style-name="ta1">
        <table:table-column table:style-name="co20" table:default-cell-style-name="ce3"/>
        <table:table-column table:style-name="co21" table:default-cell-style-name="ce3"/>
        <table:table-column table:style-name="co17" table:default-cell-style-name="ce3"/>
        <table:table-column table:style-name="co12" table:default-cell-style-name="ce3"/>
        <table:table-column table:style-name="co22" table:default-cell-style-name="ce3"/>
        <table:table-column table:style-name="co1" table:number-columns-repeated="1019" table:default-cell-style-name="ce3"/>
        <table:table-row table:style-name="ro8">
          <table:table-cell table:style-name="ce1" office:value-type="string">
            <text:p>Serial #</text:p>
          </table:table-cell>
          <table:table-cell table:style-name="ce4" office:value-type="string">
            <text:p>Query Type</text:p>
          </table:table-cell>
          <table:table-cell table:style-name="ce4" office:value-type="string">
            <text:p>Fields Filled</text:p>
          </table:table-cell>
          <table:table-cell table:style-name="ce4" office:value-type="string">
            <text:p>Working</text:p>
          </table:table-cell>
          <table:table-cell table:style-name="ce7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office:value-type="string">
            <text:p>ODI Stats, Batting Performances</text:p>
          </table:table-cell>
          <table:table-cell table:style-name="ce5" office:value-type="string">
            <text:p>Team A Scored B/w (Scores &amp; Results), Team B Scored B/w (Scores &amp; Results)</text:p>
          </table:table-cell>
          <table:table-cell table:style-name="ce5" office:value-type="string">
            <text:p>yes</text:p>
          </table:table-cell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ODI Stats, Batting Performances</text:p>
          </table:table-cell>
          <table:table-cell office:value-type="string">
            <text:p>Name of Batsman (Batsman Details) 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ODI Stats, Batting Performances</text:p>
          </table:table-cell>
          <table:table-cell office:value-type="string">
            <text:p>Score of Batsman (Batsman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3">
            <text:p>3</text:p>
          </table:table-cell>
          <table:table-cell office:value-type="string">
            <text:p>ODI Stats, Batting Performances</text:p>
          </table:table-cell>
          <table:table-cell office:value-type="string">
            <text:p>Batting Position (Batsman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ODI Stats, Batting Performances</text:p>
          </table:table-cell>
          <table:table-cell office:value-type="string">
            <text:p>Innings (of the match) (Batsman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ODI Stats, Batting Performances</text:p>
          </table:table-cell>
          <table:table-cell office:value-type="string">
            <text:p>Team A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ODI Stats, Batting Performances</text:p>
          </table:table-cell>
          <table:table-cell office:value-type="string">
            <text:p>Team B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ODI Stats, Batting Performances</text:p>
          </table:table-cell>
          <table:table-cell office:value-type="string">
            <text:p>Day or D/N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ODI Stats, Batting Performances</text:p>
          </table:table-cell>
          <table:table-cell office:value-type="string">
            <text:p>Tournament Name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ODI Stats, Batting Performances</text:p>
          </table:table-cell>
          <table:table-cell office:value-type="string">
            <text:p>Match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ODI Stats, Batting Performances</text:p>
          </table:table-cell>
          <table:table-cell office:value-type="string">
            <text:p>Match Not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1">
            <text:p>11</text:p>
          </table:table-cell>
          <table:table-cell office:value-type="string">
            <text:p>ODI Stats, Batting Performances</text:p>
          </table:table-cell>
          <table:table-cell office:value-type="string">
            <text:p>Ground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2">
            <text:p>12</text:p>
          </table:table-cell>
          <table:table-cell office:value-type="string">
            <text:p>ODI Stats, Batting Performances</text:p>
          </table:table-cell>
          <table:table-cell office:value-type="string">
            <text:p>Start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ODI Stats, Batting Performances</text:p>
          </table:table-cell>
          <table:table-cell office:value-type="string">
            <text:p>End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14">
            <text:p>14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A(Match Details), Team B (Match Details), 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1">
          <table:table-cell office:value-type="float" office:value="15">
            <text:p>15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A(Match Details), Team B (Match Details), Bat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2">
          <table:table-cell office:value-type="float" office:value="16">
            <text:p>16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A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3">
          <table:table-cell office:value-type="float" office:value="17">
            <text:p>17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A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4">
          <table:table-cell office:value-type="float" office:value="18">
            <text:p>18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B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19">
            <text:p>19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Team B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20">
            <text:p>20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3">
          <table:table-cell office:value-type="float" office:value="21">
            <text:p>21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6">
          <table:table-cell office:value-type="float" office:value="22">
            <text:p>22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Group the result by - no grouping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7">
          <table:table-cell office:value-type="float" office:value="23">
            <text:p>23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Group the result by - players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2">
          <table:table-cell office:value-type="float" office:value="24">
            <text:p>24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None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8">
          <table:table-cell office:value-type="float" office:value="25">
            <text:p>25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Runs in in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3">
          <table:table-cell office:value-type="float" office:value="26">
            <text:p>26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Runs in de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19">
          <table:table-cell office:value-type="float" office:value="27">
            <text:p>27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Strike Rate (De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0">
          <table:table-cell office:value-type="float" office:value="28">
            <text:p>28</text:p>
          </table:table-cell>
          <table:table-cell office:value-type="string">
            <text:p>ODI Stats, Batting Performances</text:p>
          </table:table-cell>
          <table:table-cell table:style-name="ce6" office:value-type="string">
            <text:p>Sort the results by - Strike Rate (A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_match_details" table:style-name="ta2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1019" table:default-cell-style-name="ce3"/>
        <table:table-row table:style-name="ro21">
          <table:table-cell table:style-name="ce1" office:value-type="string">
            <text:p>Serial #</text:p>
          </table:table-cell>
          <table:table-cell table:style-name="ce4" office:value-type="string">
            <text:p>Query Type</text:p>
          </table:table-cell>
          <table:table-cell table:style-name="ce4" office:value-type="string">
            <text:p>Fields Filled</text:p>
          </table:table-cell>
          <table:table-cell table:style-name="ce4" office:value-type="string">
            <text:p>Working</text:p>
          </table:table-cell>
          <table:table-cell table:style-name="ce7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5" office:value-type="string">
            <text:p>Test Stats, Match Details</text:p>
          </table:table-cell>
          <table:table-cell table:style-name="ce5" office:value-type="string">
            <text:p>Team A (Match Detail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5" office:value-type="string">
            <text:p>Test Stats, Match Details</text:p>
          </table:table-cell>
          <table:table-cell table:style-name="ce10" office:value-type="string">
            <text:p>Team B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Test Stats, Match Details</text:p>
          </table:table-cell>
          <table:table-cell table:style-name="ce10" office:value-type="string">
            <text:p>Tournament Name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Match Played in (When and wher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Match Not Played in (When and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Test Stats, Match Details</text:p>
          </table:table-cell>
          <table:table-cell table:style-name="ce7" office:value-type="string">
            <text:p>Ground <text:s/>(When and Wher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Starting Date (When and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Ending Date (When and Wher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Team A(Match Details), Team B (Match Details), 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6">
          <table:table-cell table:style-name="ce8" office:value-type="float" office:value="10">
            <text:p>10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Team A(Match Details), Team B (Match Details), Bat First (Scores &amp; Result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Team A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Team A(Match Details), <text:s/>Batting First (Scores &amp; Result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Team B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8" office:value-type="float" office:value="14">
            <text:p>14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Team B(Match Details), <text:s/>Batting First (Scores &amp; Result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Batting First (Scores &amp; Result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Match Result (Scores &amp; Results), 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Including Players (Players) ( 1 player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19">
            <text:p>19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Including Players (Players) (2 player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Including Captains (Players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Including Wicket Keepers (Player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8" office:value-type="float" office:value="22">
            <text:p>22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Sort the results by (Date (latest Match First)) (Query Typ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8" office:value-type="float" office:value="23">
            <text:p>23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Sort the results by (Date (earliest Match First)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Sort the results by (Team) (Query Type)</text:p>
          </table:table-cell>
          <table:table-cell table:style-name="ce10" office:value-type="string">
            <text:p>yes</text:p>
          </table:table-cell>
          <table:table-cell table:number-columns-repeated="1020"/>
        </table:table-row>
        <table:table-row table:style-name="ro7">
          <table:table-cell table:style-name="ce8" office:value-type="float" office:value="25">
            <text:p>25</text:p>
          </table:table-cell>
          <table:table-cell table:style-name="ce5" office:value-type="string">
            <text:p>Test Stats, Match Details</text:p>
          </table:table-cell>
          <table:table-cell table:style-name="ce6" office:value-type="string">
            <text:p>Sort the results by (Opposition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_Batting_Performances" table:style-name="ta2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1019" table:default-cell-style-name="ce3"/>
        <table:table-row table:style-name="ro21">
          <table:table-cell table:style-name="ce1" office:value-type="string">
            <text:p>Serial #</text:p>
          </table:table-cell>
          <table:table-cell table:style-name="ce4" office:value-type="string">
            <text:p>Query Type</text:p>
          </table:table-cell>
          <table:table-cell table:style-name="ce4" office:value-type="string">
            <text:p>Fields Filled</text:p>
          </table:table-cell>
          <table:table-cell table:style-name="ce4" office:value-type="string">
            <text:p>Working</text:p>
          </table:table-cell>
          <table:table-cell table:style-name="ce7" office:value-type="string">
            <text:p>Notes</text:p>
          </table:table-cell>
          <table:table-cell table:number-columns-repeated="1019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Test Stats, Batting Performances</text:p>
          </table:table-cell>
          <table:table-cell office:value-type="string">
            <text:p>Name of Batsman (Batsman Details) 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Test Stats, Batting Performances</text:p>
          </table:table-cell>
          <table:table-cell office:value-type="string">
            <text:p>Score of Batsman (Batsman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3">
            <text:p>3</text:p>
          </table:table-cell>
          <table:table-cell office:value-type="string">
            <text:p>Test Stats, Batting Performances</text:p>
          </table:table-cell>
          <table:table-cell office:value-type="string">
            <text:p>Batting Position (Batsman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Test Stats, Batting Performances</text:p>
          </table:table-cell>
          <table:table-cell office:value-type="string">
            <text:p>Team A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Test Stats, Batting Performances</text:p>
          </table:table-cell>
          <table:table-cell office:value-type="string">
            <text:p>Team B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Test Stats, Batting Performances</text:p>
          </table:table-cell>
          <table:table-cell office:value-type="string">
            <text:p>Tournament Name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Test Stats, Batting Performances</text:p>
          </table:table-cell>
          <table:table-cell office:value-type="string">
            <text:p>Match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Test Stats, Batting Performances</text:p>
          </table:table-cell>
          <table:table-cell office:value-type="string">
            <text:p>Match Not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Test Stats, Batting Performances</text:p>
          </table:table-cell>
          <table:table-cell office:value-type="string">
            <text:p>Ground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Test Stats, Batting Performances</text:p>
          </table:table-cell>
          <table:table-cell office:value-type="string">
            <text:p>Start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1">
            <text:p>11</text:p>
          </table:table-cell>
          <table:table-cell office:value-type="string">
            <text:p>Test Stats, Batting Performances</text:p>
          </table:table-cell>
          <table:table-cell office:value-type="string">
            <text:p>End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Team A(Match Details), Team B (Match Details), 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Team A(Match Details), Team B (Match Details), Bat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Team A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Team A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Team B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Team B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Group the result by - no grouping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21">
            <text:p>21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Group the result by - players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Sort the results by - None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Sort the results by - Runs in in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Sort the results by - Runs in de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Sort the results by - Strike Rate (De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est Stats, Batting Performances</text:p>
          </table:table-cell>
          <table:table-cell table:style-name="ce6" office:value-type="string">
            <text:p>Sort the results by - Strike Rate (A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 table:number-rows-repeated="104854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_Bowling_Performances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21">
          <table:table-cell table:style-name="ce1" office:value-type="string">
            <text:p>Serial #</text:p>
          </table:table-cell>
          <table:table-cell table:style-name="ce4" office:value-type="string">
            <text:p>Query Type</text:p>
          </table:table-cell>
          <table:table-cell table:style-name="ce4" office:value-type="string">
            <text:p>Fields Filled</text:p>
          </table:table-cell>
          <table:table-cell table:style-name="ce4" office:value-type="string">
            <text:p>Working</text:p>
          </table:table-cell>
          <table:table-cell table:style-name="ce7" office:value-type="string">
            <text:p>Notes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Name of Bowler (Bowler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Number of Wickets Between(Bowler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Economy Less Than (Bowler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Team A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Team B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Tournament Name (Match Detail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Match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Match Not Played in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Ground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Start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string">
            <text:p>ODI Stats, Bowling Performances</text:p>
          </table:table-cell>
          <table:table-cell office:value-type="string">
            <text:p>Ending Date (When &amp; Wher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A(Match Details), Team B (Match Details), 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A(Match Details), Team B (Match Details), Bat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A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A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B(Match Details), <text:s/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Team B(Match Details), <text:s/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Match Resul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Batting First (Scores &amp; Results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Group the result by - no grouping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Group the result by - players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None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Wickets in in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4">
            <text:p>24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Wickets in decreasing order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Economy (De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string">
            <text:p>ODI Stats, Bowling Performances</text:p>
          </table:table-cell>
          <table:table-cell table:style-name="ce6" office:value-type="string">
            <text:p>Sort the results by - Economy (Ascending) (Query Type)</text:p>
          </table:table-cell>
          <table:table-cell table:style-name="ce5" office:value-type="string">
            <text:p>yes</text:p>
          </table:table-cell>
          <table:table-cell table:number-columns-repeated="1020"/>
        </table:table-row>
        <table:table-row table:style-name="ro9" table:number-rows-repeated="104854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kanodiaayush</meta:initial-creator>
    <dc:creator>Mohit </dc:creator>
    <meta:creation-date>2013-11-14T06:35:24Z</meta:creation-date>
    <dc:date>2013-11-16T23:26:32</dc:date>
    <meta:editing-duration>P0D</meta:editing-duration>
    <meta:editing-cycles>4</meta:editing-cycles>
    <meta:document-statistic meta:table-count="9" meta:cell-count="1039" meta:object-count="0"/>
  </office:meta>
</office:document-meta>
</file>